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" svg:font-family="'Lucida Console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37.682cm" table:align="left"/>
    </style:style>
    <style:style style:name="Tabla1.A" style:family="table-column">
      <style:table-column-properties style:column-width="37.682cm"/>
    </style:style>
    <style:style style:name="Tabla1.A1" style:family="table-cell">
      <style:table-cell-properties style:vertical-align="middle"/>
    </style:style>
    <style:style style:name="Tabla2" style:family="table">
      <style:table-properties style:width="0.3cm" table:align="left"/>
    </style:style>
    <style:style style:name="Tabla2.A" style:family="table-column">
      <style:table-column-properties style:column-width="0.3cm"/>
    </style:style>
    <style:style style:name="Tabla2.A1" style:family="table-cell">
      <style:table-cell-properties style:vertical-align="middle"/>
    </style:style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 style:master-page-name="Landscape">
      <style:paragraph-properties style:page-number="auto"/>
      <style:text-properties fo:font-size="12pt" style:font-size-asian="12pt" style:font-size-complex="12pt"/>
    </style:style>
    <style:style style:name="P6" style:family="paragraph" style:parent-style-name="Preformatted_20_Text">
      <style:text-properties style:font-name="Lucida Console" fo:font-size="9pt" style:font-size-asian="9pt" style:font-size-complex="9pt"/>
    </style:style>
    <style:style style:name="P7" style:family="paragraph" style:parent-style-name="Preformatted_20_Text">
      <style:paragraph-properties fo:margin-left="0cm" fo:margin-right="0cm" fo:margin-top="0cm" fo:margin-bottom="0cm" fo:line-height="120%" fo:text-align="start" style:justify-single-word="false" fo:text-indent="0cm" style:auto-text-indent="false" fo:padding="0cm" fo:border="none"/>
      <style:text-properties fo:font-size="7.5pt" style:font-size-asian="7.5pt" style:font-size-complex="7.5pt"/>
    </style:style>
    <style:style style:name="P8" style:family="paragraph" style:parent-style-name="Preformatted_20_Text">
      <style:paragraph-properties fo:margin-top="0cm" fo:margin-bottom="0cm" fo:padding="0cm" fo:border="none"/>
      <style:text-properties style:font-name="Lucida Console" fo:font-size="9pt" style:font-size-asian="9pt" style:font-size-complex="9pt"/>
    </style:style>
    <style:style style:name="P9" style:family="paragraph" style:parent-style-name="Preformatted_20_Text">
      <style:paragraph-properties fo:margin-top="0cm" fo:margin-bottom="0cm" fo:padding="0cm" fo:border="none"/>
      <style:text-properties style:font-name="Lucida Console" fo:font-size="9pt" fo:background-color="#ffff00" style:font-size-asian="9pt" style:font-size-complex="9pt"/>
    </style:style>
    <style:style style:name="P10" style:family="paragraph" style:parent-style-name="Preformatted_20_Text">
      <style:paragraph-properties fo:margin-top="0cm" fo:margin-bottom="0cm" fo:line-height="120%" fo:text-align="start" style:justify-single-word="false" fo:padding="0cm" fo:border="none"/>
      <style:text-properties style:font-name="Lucida Console" fo:font-size="7.5pt" style:font-size-asian="7.5pt" style:font-size-complex="7.5pt"/>
    </style:style>
    <style:style style:name="P11" style:family="paragraph" style:parent-style-name="Preformatted_20_Text">
      <style:paragraph-properties fo:margin-top="0cm" fo:margin-bottom="0cm" fo:padding="0cm" fo:border="none"/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20%" fo:text-align="start" style:justify-single-word="false"/>
      <style:text-properties fo:color="#0000ff" style:font-name="Lucida Console" fo:font-size="7.5pt" style:font-size-asian="7.5pt" style:font-size-complex="7.5pt"/>
    </style:style>
    <style:style style:name="P13" style:family="paragraph" style:parent-style-name="Table_20_Contents">
      <style:text-properties fo:font-size="7.5pt" style:font-size-asian="7.5pt" style:font-size-complex="7.5pt"/>
    </style:style>
    <style:style style:name="T1" style:family="text">
      <style:text-properties style:font-name="Lucida Console"/>
    </style:style>
    <style:style style:name="T2" style:family="text">
      <style:text-properties style:font-name="Lucida Console" fo:font-size="9pt" style:font-size-asian="9pt" style:font-size-complex="9pt"/>
    </style:style>
    <style:style style:name="T3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55700203322470466" text:style-name="L2">
        <text:list-item>
          <text:p text:style-name="P1">LASSO with 12 climatic variables</text:p>
        </text:list-item>
      </text:list>
      <text:p text:style-name="Preformatted_20_Text"><text:span text:style-name="T2"/></text:p>
      <text:p text:style-name="Preformatted_20_Text"><text:bookmark text:name="rstudio_console_output"/><text:span text:style-name="T2">Call:</text:span></text:p>
      <text:p text:style-name="P8">glmmLasso(fix = n_intact_seeds_rel ~ FFD_std + n_fl_std + FFD_std:max_3 + </text:p>
      <text:p text:style-name="P11"><text:s text:c="4"/><text:span text:style-name="T1">FFD_std:max_4 + FFD_std:max_5 + FFD_std:mean_3 + FFD_std:mean_4 + </text:span></text:p>
      <text:p text:style-name="P11"><text:s text:c="4"/><text:span text:style-name="T1">FFD_std:mean_5 + FFD_std:min_3 + FFD_std:min_4 + FFD_std:min_5 + </text:span></text:p>
      <text:p text:style-name="P11"><text:s text:c="4"/><text:span text:style-name="T1">FFD_std:precipitation_3 + FFD_std:precipitation_4 + FFD_std:precipitation_5, </text:span></text:p>
      <text:p text:style-name="P11"><text:s text:c="4"/><text:span text:style-name="T1">rnd = list(id = ~1), data = subset4, lambda = 10, family = gaussian(link = "identity"), switch.NR = FALSE, final.re = T, control = list())</text:span></text:p>
      <text:p text:style-name="P11"/>
      <text:p text:style-name="P8">Fixed Effects:</text:p>
      <text:p text:style-name="P11"/>
      <text:p text:style-name="P8">Coefficients:</text:p>
      <text:p text:style-name="P11"><text:s text:c="25"/><text:span text:style-name="T1">Estimate <text:s text:c="3"/>StdErr <text:s/>z.value <text:s text:c="2"/>p.value <text:s text:c="3"/></text:span></text:p>
      <text:p text:style-name="P8">(Intercept) <text:s text:c="13"/>0.950929 <text:s/>0.039227 <text:s/>24.2416 &lt; 2.2e-16 ***</text:p>
      <text:p text:style-name="P8">FFD_std <text:s text:c="16"/>-0.311376 <text:s/>0.027543 -11.3052 &lt; 2.2e-16 ***</text:p>
      <text:p text:style-name="P8">n_fl_std <text:s text:c="16"/>0.286804 <text:s/>0.028690 <text:s text:c="2"/>9.9968 &lt; 2.2e-16 ***</text:p>
      <text:p text:style-name="P8">FFD_std:max_3 <text:s text:c="11"/>0.263102 <text:s/>0.407727 <text:s text:c="2"/>0.6453 <text:s/>0.518739 <text:s text:c="3"/></text:p>
      <text:p text:style-name="P8"><text:span text:style-name="T3">FFD_std:max_4 <text:s text:c="11"/>0.463504 <text:s/>0.227761 <text:s text:c="2"/>2.0350 <text:s/>0.041846 *</text:span> <text:s/></text:p>
      <text:p text:style-name="P8">FFD_std:max_5 <text:s text:c="10"/>-0.171131 <text:s/>0.190828 <text:s/>-0.8968 <text:s/>0.369835 <text:s text:c="3"/></text:p>
      <text:p text:style-name="P8">FFD_std:mean_3 <text:s text:c="9"/>-0.466195 <text:s/>0.872581 <text:s/>-0.5343 <text:s/>0.593153 <text:s text:c="3"/></text:p>
      <text:p text:style-name="P8">FFD_std:mean_4 <text:s text:c="9"/>-0.477239 <text:s/>0.332831 <text:s/>-1.4339 <text:s/>0.151607 <text:s text:c="3"/></text:p>
      <text:p text:style-name="P8">FFD_std:mean_5 <text:s text:c="10"/>0.263119 <text:s/>0.181791 <text:s text:c="2"/>1.4474 <text:s/>0.147794 <text:s text:c="3"/></text:p>
      <text:p text:style-name="P8">FFD_std:min_3 <text:s text:c="11"/>0.198765 <text:s/>0.505993 <text:s text:c="2"/>0.3928 <text:s/>0.694451 <text:s text:c="3"/></text:p>
      <text:p text:style-name="P8">FFD_std:min_4 <text:s text:c="10"/>-0.087523 <text:s/>0.132812 <text:s/>-0.6590 <text:s/>0.509897 <text:s text:c="3"/></text:p>
      <text:p text:style-name="P8">FFD_std:min_5 <text:s text:c="11"/>0.000000 <text:s text:c="7"/>NA <text:s text:c="6"/>NA <text:s text:c="7"/>NA <text:s text:c="3"/></text:p>
      <text:p text:style-name="P9">FFD_std:precipitation_3 <text:s/>0.230078 <text:s/>0.030192 <text:s text:c="2"/>7.6205 2.527e-14 ***</text:p>
      <text:p text:style-name="P9">FFD_std:precipitation_4 -0.100849 <text:s/>0.035185 <text:s/>-2.8663 <text:s/>0.004153 ** </text:p>
      <text:p text:style-name="P8">FFD_std:precipitation_5 -0.028451 <text:s/>0.039125 <text:s/>-0.7272 <text:s/>0.467113 <text:s text:c="3"/></text:p>
      <text:p text:style-name="P8">---</text:p>
      <text:p text:style-name="P8">Signif. codes: <text:s/>0 ‘***’ 0.001 ‘**’ 0.01 ‘*’ 0.05 ‘.’ 0.1 ‘ ’ 1</text:p>
      <text:p text:style-name="P11"/>
      <text:p text:style-name="P8">Random Effects:</text:p>
      <text:p text:style-name="P11"/>
      <text:p text:style-name="P8">StdDev:</text:p>
      <text:p text:style-name="P11"><text:s text:c="10"/><text:span text:style-name="T1">id</text:span></text:p>
      <text:p text:style-name="P8">id 0.8818261</text:p>
      <text:p text:style-name="Standard"/>
      <text:p text:style-name="Standard"/>
      <text:list xml:id="list779992973399596177" text:style-name="L3">
        <text:list-item>
          <text:p text:style-name="P2">LASSO with minimum temperatures + precipitation</text:p>
        </text:list-item>
      </text:list>
      <text:p text:style-name="Preformatted_20_Text"><text:span text:style-name="T2"/></text:p>
      <text:p text:style-name="Preformatted_20_Text"><text:bookmark text:name="rstudio_console_output1"/><text:span text:style-name="T2">Call:</text:span></text:p>
      <text:p text:style-name="P8">glmmLasso(fix = n_intact_seeds_rel ~ FFD_std + n_fl_std + FFD_std:min_3 + </text:p>
      <text:p text:style-name="P11"><text:s text:c="4"/><text:span text:style-name="T1">FFD_std:min_4 + FFD_std:min_5 + FFD_std:precipitation_3 + </text:span></text:p>
      <text:p text:style-name="P11"><text:s text:c="4"/><text:span text:style-name="T1">FFD_std:precipitation_4 + FFD_std:precipitation_5, rnd = list(id = ~1), </text:span></text:p>
      <text:p text:style-name="P11"><text:s text:c="4"/><text:span text:style-name="T1">data = subset4, lambda = 10, family = gaussian(link = "identity"), </text:span></text:p>
      <text:p text:style-name="P11"><text:s text:c="4"/><text:span text:style-name="T1">switch.NR = FALSE, final.re = T, control = list())</text:span></text:p>
      <text:p text:style-name="P11"/>
      <text:p text:style-name="P8">Fixed Effects:</text:p>
      <text:p text:style-name="P11"/>
      <text:p text:style-name="P8">Coefficients:</text:p>
      <text:p text:style-name="P11"><text:s text:c="25"/><text:span text:style-name="T1">Estimate <text:s text:c="3"/>StdErr <text:s/>z.value <text:s text:c="2"/>p.value <text:s text:c="3"/></text:span></text:p>
      <text:p text:style-name="P8">(Intercept) <text:s text:c="13"/>0.951815 <text:s/>0.039212 <text:s/>24.2737 &lt; 2.2e-16 ***</text:p>
      <text:p text:style-name="P8">FFD_std <text:s text:c="16"/>-0.306303 <text:s/>0.027511 -11.1340 &lt; 2.2e-16 ***</text:p>
      <text:p text:style-name="P8">n_fl_std <text:s text:c="16"/>0.292132 <text:s/>0.028655 <text:s/>10.1949 &lt; 2.2e-16 ***</text:p>
      <text:p text:style-name="P8">FFD_std:min_3 <text:s text:c="11"/>0.011017 <text:s/>0.033209 <text:s text:c="2"/>0.3317 <text:s text:c="3"/>0.7401 <text:s text:c="3"/></text:p>
      <text:p text:style-name="P9">FFD_std:min_4 <text:s text:c="10"/>-0.169179 <text:s/>0.030080 <text:s/>-5.6243 1.862e-08 ***</text:p>
      <text:p text:style-name="P8">FFD_std:min_5 <text:s text:c="11"/>0.000000 <text:s text:c="7"/>NA <text:s text:c="6"/>NA <text:s text:c="7"/>NA <text:s text:c="3"/></text:p>
      <text:p text:style-name="P9">FFD_std:precipitation_3 <text:s/>0.208723 <text:s/>0.025577 <text:s text:c="2"/>8.1607 3.331e-16 ***</text:p>
      <text:p text:style-name="P9">FFD_std:precipitation_4 -0.118928 <text:s/>0.025939 <text:s/>-4.5850 4.540e-06 ***</text:p>
      <text:p text:style-name="P8">FFD_std:precipitation_5 -0.042895 <text:s/>0.028120 <text:s/>-1.5254 <text:s text:c="3"/>0.1272 <text:s text:c="3"/></text:p>
      <text:p text:style-name="P8">---</text:p>
      <text:p text:style-name="P8">Signif. codes: <text:s/>0 ‘***’ 0.001 ‘**’ 0.01 ‘*’ 0.05 ‘.’ 0.1 ‘ ’ 1</text:p>
      <text:p text:style-name="P11"/>
      <text:p text:style-name="P8">Random Effects:</text:p>
      <text:p text:style-name="P11"/>
      <text:p text:style-name="P8">StdDev:</text:p>
      <text:p text:style-name="P11"><text:s text:c="10"/><text:span text:style-name="T1">id</text:span></text:p>
      <text:p text:style-name="P8">id 0.8814439</text:p>
      <text:p text:style-name="Standard"/>
      <text:list xml:id="list33383434" text:continue-numbering="true" text:style-name="L3">
        <text:list-item>
          <text:p text:style-name="P2"><text:soft-page-break/>Model with minimum temperatures + precipitation (no model selection or LASSO)</text:p>
          <text:p text:style-name="P2"/>
        </text:list-item>
      </text:list>
      <text:p text:style-name="P6"><text:bookmark text:name="rstudio_console_output2"/>Linear mixed model fit by maximum likelihood . t-tests use Satterthwaite's method ['lmerModLmerTest']</text:p>
      <text:p text:style-name="P8">Formula: n_intact_seeds_rel ~ FFD_std + FFD_std:min_3 + FFD_std:min_4 + <text:s/></text:p>
      <text:p text:style-name="P11"><text:s text:c="4"/><text:span text:style-name="T1">FFD_std:min_5 + FFD_std:precipitation_3 + FFD_std:precipitation_4 + <text:s text:c="5"/>FFD_std:precipitation_5 + (1 | id)</text:span></text:p>
      <text:p text:style-name="P11"><text:s text:c="3"/><text:span text:style-name="T1">Data: subset3</text:span></text:p>
      <text:p text:style-name="P11"/>
      <text:p text:style-name="P11"><text:s text:c="5"/><text:span text:style-name="T1">AIC <text:s text:c="5"/>BIC <text:s text:c="2"/>logLik deviance df.resid </text:span></text:p>
      <text:p text:style-name="P11"><text:s/><text:span text:style-name="T1">10219.3 <text:s/>10277.2 <text:s/>-5099.7 <text:s/>10199.3 <text:s text:c="4"/>2401 </text:span></text:p>
      <text:p text:style-name="P11"/>
      <text:p text:style-name="P8">Scaled residuals: </text:p>
      <text:p text:style-name="P11"><text:s text:c="4"/><text:span text:style-name="T1">Min <text:s text:c="5"/>1Q <text:s/>Median <text:s text:c="5"/>3Q <text:s text:c="4"/>Max </text:span></text:p>
      <text:p text:style-name="P8">-1.5935 -0.4559 -0.2297 <text:s/>0.1702 26.1935 </text:p>
      <text:p text:style-name="P11"/>
      <text:p text:style-name="P8">Random effects:</text:p>
      <text:p text:style-name="P11"><text:s/><text:span text:style-name="T1">Groups <text:s text:c="2"/>Name <text:s text:c="7"/>Variance Std.Dev.</text:span></text:p>
      <text:p text:style-name="P11"><text:s/><text:span text:style-name="T1">id <text:s text:c="6"/>(Intercept) 0.2049 <text:s text:c="2"/>0.4527 <text:s/></text:span></text:p>
      <text:p text:style-name="P11"><text:s/><text:span text:style-name="T1">Residual <text:s text:c="12"/>3.8371 <text:s text:c="2"/>1.9589 <text:s/></text:span></text:p>
      <text:p text:style-name="P8">Number of obs: 2411, groups: <text:s/>id, 834</text:p>
      <text:p text:style-name="P11"/>
      <text:p text:style-name="P8">Fixed effects:</text:p>
      <text:p text:style-name="P11"><text:s text:c="26"/><text:span text:style-name="T1">Estimate Std. Error <text:s text:c="8"/>df t value Pr(&gt;|t|) <text:s text:c="3"/></text:span></text:p>
      <text:p text:style-name="P8">(Intercept) <text:s text:c="15"/>0.98081 <text:s text:c="3"/>0.04444 <text:s/>803.75487 <text:s/>22.071 <text:s/>&lt; 2e-16 ***</text:p>
      <text:p text:style-name="P8">FFD_std <text:s text:c="18"/>-0.43598 <text:s text:c="3"/>0.04142 2382.80945 -10.526 <text:s/>&lt; 2e-16 ***</text:p>
      <text:p text:style-name="P8">FFD_std:min_3 <text:s text:c="12"/>-0.02876 <text:s text:c="3"/>0.06040 2396.90165 <text:s/>-0.476 0.634019 <text:s text:c="3"/></text:p>
      <text:p text:style-name="P8"><text:span text:style-name="T3">FFD_std:min_4 <text:s text:c="12"/>-0.16342 <text:s text:c="3"/>0.05442 2396.51841 <text:s/>-3.003 0.002702 **</text:span> </text:p>
      <text:p text:style-name="P8">FFD_std:min_5 <text:s text:c="13"/>0.06344 <text:s text:c="3"/>0.05045 2396.94699 <text:s text:c="2"/>1.258 0.208648 <text:s text:c="3"/></text:p>
      <text:p text:style-name="P9">FFD_std:precipitation_3 <text:s text:c="3"/>0.19134 <text:s text:c="3"/>0.04933 2384.10514 <text:s text:c="2"/>3.879 0.000108 ***</text:p>
      <text:p text:style-name="P8"><text:span text:style-name="T3">FFD_std:precipitation_4 <text:s text:c="2"/>-0.10990 <text:s text:c="3"/>0.04669 2402.29042 <text:s/>-2.354 0.018662 * </text:span><text:s/></text:p>
      <text:p text:style-name="P8">FFD_std:precipitation_5 <text:s text:c="2"/>-0.05056 <text:s text:c="3"/>0.05219 2403.62037 <text:s/>-0.969 0.332833 <text:s text:c="3"/></text:p>
      <text:p text:style-name="P8">---</text:p>
      <text:p text:style-name="P8">Signif. codes: <text:s/>0 ‘***’ 0.001 ‘**’ 0.01 ‘*’ 0.05 ‘.’ 0.1 ‘ ’ 1</text:p>
      <text:p text:style-name="P3"/>
      <text:p text:style-name="P3"/>
      <text:p text:style-name="P4"/>
      <text:p text:style-name="P5">CORRELATION MATRIX CLIMATIC VARIABLES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7"><text:bookmark text:name="rstudio_console_output3"/></text:p>
            <text:p text:style-name="P10">| <text:s text:c="6"/>| <text:s text:c="5"/>max_3| <text:s text:c="5"/>max_4| <text:s text:c="5"/>max_5| <text:s text:c="4"/>mean_3| <text:s text:c="4"/>mean_4| <text:s text:c="4"/>mean_5| <text:s text:c="5"/>min_3| <text:s text:c="5"/>min_4| <text:s text:c="5"/>min_5| <text:s text:c="3"/>prec_3| <text:s text:c="3"/>prec_4| <text:s text:c="3"/>prec_5|</text:p>
            <text:p text:style-name="P10">|:------|----------:|----------:|----------:|----------:|----------:|----------:|----------:|----------:|----------:|---------:|---------:|---------:|</text:p>
            <text:p text:style-name="P10">|max_3 <text:s/>| <text:s/>1.0000000| <text:s/>0.3538140| <text:s/>0.4227914| <text:s/>0.9782111| <text:s/>0.4539103| <text:s/>0.4437651| <text:s/>0.9299758| <text:s/>0.5303425| <text:s/>0.4508350| 0.2785852| 0.2897426|-0.4125994|</text:p>
            <text:p text:style-name="P10">|max_4 <text:s/>| <text:s/>0.3538140| <text:s/>1.0000000| -0.0739368| <text:s/>0.3233887| <text:s/>0.9641786| -0.0971474| <text:s/>0.2846078| <text:s/>0.7415429| -0.0783864| 0.2717962|-0.4190477| 0.0673217|</text:p>
            <text:p text:style-name="P10">|max_5 <text:s/>| <text:s/>0.4227914| -0.0739368| <text:s/>1.0000000| <text:s/>0.3871954| <text:s/>0.0398940| <text:s/>0.9887420| <text:s/>0.3368788| <text:s/>0.1243754| <text:s/>0.9077462|-0.1083291| 0.3997466|-0.6226074|</text:p>
            <text:p text:style-name="P10">|mean_3 | <text:s/>0.9782111| <text:s/>0.3233887| <text:s/>0.3871954| <text:s/>1.0000000| <text:s/>0.4341627| <text:s/>0.4169699| <text:s/>0.9849691| <text:s/>0.5550628| <text:s/>0.4072905| 0.3003078| 0.2580731|-0.4576677|</text:p>
            <text:p text:style-name="P10">|mean_4 | <text:s/>0.4539103| <text:s/>0.9641786| <text:s/>0.0398940| <text:s/>0.4341627| <text:s/>1.0000000| <text:s/>0.0194178| <text:s/>0.4005324| <text:s/>0.8806447| <text:s/>0.0261525| 0.3528113|-0.3319968|-0.0179768|</text:p>
            <text:p text:style-name="P10">|mean_5 | <text:s/>0.4437651| -0.0971474| <text:s/>0.9887420| <text:s/>0.4169699| <text:s/>0.0194178| <text:s/>1.0000000| <text:s/>0.3740192| <text:s/>0.1156472| <text:s/>0.9473540|-0.1064297| 0.3978471|-0.6110684|</text:p>
            <text:p text:style-name="P10">|min_3 <text:s/>| <text:s/>0.9299758| <text:s/>0.2846078| <text:s/>0.3368788| <text:s/>0.9849691| <text:s/>0.4005324| <text:s/>0.3740192| <text:s/>1.0000000| <text:s/>0.5507656| <text:s/>0.3512151| 0.3290955| 0.2350135|-0.4864223|</text:p>
            <text:p text:style-name="P10">|min_4 <text:s/>| <text:s/>0.5303425| <text:s/>0.7415429| <text:s/>0.1243754| <text:s/>0.5550628| <text:s/>0.8806447| <text:s/>0.1156472| <text:s/>0.5507656| <text:s/>1.0000000| <text:s/>0.0855431| 0.4197223|-0.1260559|-0.1345102|</text:p>
            <text:p text:style-name="P10">|min_5 <text:s/>| <text:s/>0.4508350| -0.0783864| <text:s/>0.9077462| <text:s/>0.4072905| <text:s/>0.0261525| <text:s/>0.9473540| <text:s/>0.3512151| <text:s/>0.0855431| <text:s/>1.0000000|-0.2179599| 0.2954879|-0.4696197|</text:p>
            <text:p text:style-name="P10">|prec_3 | <text:s/>0.2785852| <text:s/>0.2717962| -0.1083291| <text:s/>0.3003078| <text:s/>0.3528113| -0.1064297| <text:s/>0.3290955| <text:s/>0.4197223| -0.2179599| 1.0000000| 0.0296666| 0.0295147|</text:p>
            <text:p text:style-name="P10">|prec_4 | <text:s/>0.2897426| -0.4190477| <text:s/>0.3997466| <text:s/>0.2580731| -0.3319968| <text:s/>0.3978471| <text:s/>0.2350135| -0.1260559| <text:s/>0.2954879| 0.0296666| 1.0000000|-0.3512221|</text:p>
            <text:p text:style-name="P10">|prec_5 | -0.4125994| <text:s/>0.0673217| -0.6226074| -0.4576677| -0.0179768| -0.6110684| -0.4864223| -0.1345102| -0.4696197| 0.0295147|-0.3512221| 1.0000000|</text:p>
          </table:table-cell>
        </table:table-row>
        <table:table-row>
          <table:table-cell table:style-name="Tabla1.A1" office:value-type="string">
            <table:table table:name="Tabla2" table:style-name="Tabla2">
              <table:table-column table:style-name="Tabla2.A"/>
              <table:table-row>
                <table:table-cell table:style-name="Tabla2.A1" office:value-type="string">
                  <text:p text:style-name="P12"><text:s/></text:p>
                </table:table-cell>
              </table:table-row>
            </table:table>
            <text:p text:style-name="P13"/>
          </table:table-cell>
        </table:table-row>
        <table:table-row>
          <table:table-cell table:style-name="Tabla1.A1" office:value-type="string">
            <text:p text:style-name="P13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" svg:font-family="'Lucida Console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icia Valdés Rapado</meta:initial-creator>
    <meta:creation-date>2018-12-11T12:50:06.03</meta:creation-date>
    <dc:date>2018-12-11T13:20:19.30</dc:date>
    <dc:creator>Alicia Valdés Rapado</dc:creator>
    <meta:editing-duration>PT30M11S</meta:editing-duration>
    <meta:editing-cycles>4</meta:editing-cycles>
    <meta:generator>OpenOffice/4.1.5$Win32 OpenOffice.org_project/415m1$Build-9789</meta:generator>
    <meta:document-statistic meta:table-count="2" meta:image-count="0" meta:object-count="0" meta:page-count="3" meta:paragraph-count="99" meta:word-count="661" meta:character-count="6505"/>
  </office:meta>
</office:document-meta>
</file>